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9">
        <text:h text:style-name="Heading_20_4" text:outline-level="4">Anzeige von Ordnern/Dateien:</text:h>
        <text:p text:style-name="Textkörper_20_Einrückung_20_Xaver">Bei Klick auf eine Datei wird nur die Datei angezeigt.</text:p>
        <text:p text:style-name="Textkörper_20_Einrückung_20_Xaver">Bei Klick auf einen geschlossenen Ordner wird nur der Ordner selbst angezeigt.</text:p>
        <text:p text:style-name="Textkörper_20_Einrückung_20_Xaver">Bei Klick auf einen ausgeklappten Ordner werden alle Dateien und Ordner, die er beinhaltet, angezeigt. Von geschlossenen Ordnern in geöffneten Ordner werden wiederum nur die Ordner selbst angezeigt.</text:p>
        <text:p text:style-name="Textkörper_20_Einrückung_20_Xaver">Um sich den gesamten Projektordner anzeigen zu lassen, kann der Projektordner unter Optionen/Projektordner ausklappen zur Gänze entfaltet werden.</text:p>
        <text:p text:style-name="Textkörper_20_Einrückung_20_Xaver"/>
        <text:p text:style-name="Textkörper_20_Einrückung_20_Xaver">Ein Doppelklick auf das Ordnersymbol schließt/öffnet den Ordner.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körper_20_Einrückung_20_Xaver" style:display-name="Textkörper Einrückung Xaver" style:family="paragraph" style:parent-style-name="Text_20_body_20_indent" style:class="text">
      <style:paragraph-properties fo:line-height="150%"/>
      <style:text-properties style:font-name="Times New Roman1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6" meta:word-count="79" meta:character-count="568"/>
    <dc:date>2014-06-23T14:46:26.15</dc:date>
    <meta:editing-duration>P0D</meta:editing-duration>
    <meta:editing-cycles>1</meta:editing-cycles>
    <meta:generator>OpenOffice/4.1.0$Win32 OpenOffice.org_project/410m18$Build-9764</meta:generator>
  </office:meta>
</office:document-meta>
</file>